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5c295" draw:textarea-horizontal-align="justify" draw:textarea-vertical-align="middle" draw:auto-grow-height="false" fo:min-height="0.385cm" fo:min-width="2.421cm"/>
    </style:style>
    <style:style style:name="gr2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58220" draw:textarea-horizontal-align="justify" draw:textarea-vertical-align="middle" draw:auto-grow-height="false" fo:min-height="0.896cm" fo:min-width="3.059cm"/>
    </style:style>
    <style:style style:name="gr5" style:family="graphic" style:parent-style-name="standard">
      <style:graphic-properties draw:fill-color="#f58220" draw:textarea-horizontal-align="justify" draw:textarea-vertical-align="middle" draw:auto-grow-height="false" fo:min-height="0.438cm" fo:min-width="3.363cm"/>
    </style:style>
    <style:style style:name="gr6" style:family="graphic" style:parent-style-name="standard" style:list-style-name="L1">
      <style:graphic-properties draw:fill-color="#f58220" draw:textarea-horizontal-align="justify" draw:textarea-vertical-align="middle" draw:auto-grow-height="false" fo:min-height="1.148cm" fo:min-width="1.102cm"/>
    </style:style>
    <style:style style:name="gr7" style:family="graphic" style:parent-style-name="objectwithoutfill">
      <style:graphic-properties draw:fill="none" draw:fill-color="#f58220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258cm"/>
    </style:style>
    <style:style style:name="gr11" style:family="graphic" style:parent-style-name="standard">
      <style:graphic-properties draw:stroke="none" svg:stroke-color="#000000" draw:fill="none" draw:fill-color="#ffffff" fo:min-height="0.385cm"/>
    </style:style>
    <style:style style:name="gr12" style:family="graphic" style:parent-style-name="standard">
      <style:graphic-properties draw:fill-color="#fff200" draw:textarea-horizontal-align="justify" draw:textarea-vertical-align="middle" draw:auto-grow-height="false" fo:min-height="0.438cm" fo:min-width="3.363cm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-color="#65c295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58220"/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58220"/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58220"/>
      <style:paragraph-properties fo:text-align="center"/>
    </style:style>
    <style:style style:name="P8" style:family="paragraph"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-color="#fff200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controls" svg:width="2.921cm" svg:height="0.635cm" svg:x="9.636cm" svg:y="7.223cm">
          <text:p text:style-name="P1"><text:span text:style-name="T1">Player vs CPU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controls" svg:width="0.635cm" svg:height="0.635cm" svg:x="10.855cm" svg:y="1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controls" draw:type="curve" svg:x1="11.173cm" svg:y1="1.762cm" svg:x2="11.223cm" svg:y2="2.756cm" draw:start-shape="id1" draw:start-glue-point="8" svg:d="M11173 1762c0 1122 50 625 50 994" svg:viewBox="0 0 51 995">
          <text:p/>
        </draw:connector>
        <draw:custom-shape draw:style-name="gr4" draw:text-style-name="P4" xml:id="id5" draw:id="id5" draw:layer="controls" svg:width="3.683cm" svg:height="1.27cm" svg:x="9.282cm" svg:y="2.27cm">
          <text:p text:style-name="P1"><text:span text:style-name="T2">User initialize </text:span></text:p>
          <text:p text:style-name="P1"><text:span text:style-name="T2">tic-tac-toe g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controls" svg:width="3.937cm" svg:height="0.762cm" svg:x="9.128cm" svg:y="8.62cm">
          <text:p text:style-name="P1"><text:span text:style-name="T2">Display player 1 name 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2" draw:id="id2" draw:layer="controls" svg:width="3.202cm" svg:height="2.794cm" svg:x="9.509cm" svg:y="4.175cm">
          <text:p text:style-name="P5"><text:span text:style-name="T2">Display game</text:span></text:p>
          <text:p text:style-name="P5"><text:span text:style-name="T2">Mode selection</text:span></text:p>
          <text:p text:style-name="P5"><text:span text:style-name="T2">window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7" xml:id="id3" draw:id="id3" draw:layer="controls" draw:type="curve" svg:x1="11.11cm" svg:y1="6.969cm" svg:x2="11.11cm" svg:y2="6.969cm" draw:start-shape="id2" draw:start-glue-point="6" draw:end-shape="id2" draw:end-glue-point="6" svg:d="M11110 6969z" svg:viewBox="0 0 1 1">
          <text:p/>
        </draw:connector>
        <draw:connector draw:style-name="gr8" draw:text-style-name="P1" draw:layer="layout" svg:x1="11.11cm" svg:y1="6.969cm" svg:x2="11.096cm" svg:y2="7.223cm" draw:start-shape="id3" draw:start-glue-point="0" draw:end-shape="id4" draw:end-glue-point="0" svg:d="M11110 6969v-501h-14v755" svg:viewBox="0 0 15 756">
          <text:p/>
        </draw:connector>
        <draw:custom-shape draw:style-name="gr1" draw:text-style-name="P2" xml:id="id7" draw:id="id7" draw:layer="controls" svg:width="2.921cm" svg:height="0.635cm" svg:x="14cm" svg:y="4.91cm">
          <text:p text:style-name="P1"><text:span text:style-name="T1">Player vs player</text:span></text:p>
          <draw:enhanced-geometry svg:viewBox="0 0 21600 21600" draw:extrusion="false" draw:type="rectangle" draw:enhanced-path="M 0 0 L 21600 0 21600 21600 0 21600 0 0 Z N"/>
        </draw:custom-shape>
        <draw:connector draw:style-name="gr8" draw:text-style-name="P1" draw:layer="layout" svg:x1="11.123cm" svg:y1="3.54cm" svg:x2="11.11cm" svg:y2="4.175cm" draw:start-shape="id5" draw:start-glue-point="2" draw:end-shape="id2" draw:end-glue-point="4" svg:d="M11123 3540v318h-13v317" svg:viewBox="0 0 14 636">
          <text:p/>
        </draw:connector>
        <draw:connector draw:style-name="gr8" draw:text-style-name="P1" draw:layer="layout" svg:x1="11.096cm" svg:y1="7.858cm" svg:x2="11.096cm" svg:y2="8.62cm" draw:start-shape="id4" draw:start-glue-point="2" draw:end-shape="id6" draw:end-glue-point="0" svg:d="M11096 7858v762" svg:viewBox="0 0 1 763">
          <text:p/>
        </draw:connector>
        <draw:custom-shape draw:style-name="gr5" draw:text-style-name="P4" xml:id="id8" draw:id="id8" draw:layer="layout" svg:width="3.937cm" svg:height="0.762cm" svg:x="13.492cm" svg:y="6.81cm">
          <text:p text:style-name="P1"><text:span text:style-name="T2">Display player 1&amp; </text:span></text:p>
          <text:p text:style-name="P1"><text:span text:style-name="T2">Player 2 name 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5.46cm" svg:y1="5.545cm" svg:x2="15.46cm" svg:y2="6.81cm" draw:start-shape="id7" draw:start-glue-point="2" draw:end-shape="id8" draw:end-glue-point="0" svg:d="M15460 5545v1265" svg:viewBox="0 0 1 1266">
          <text:p/>
        </draw:connector>
        <draw:connector draw:style-name="gr9" draw:text-style-name="P3" draw:layer="layout" draw:type="curve" svg:x1="11.123cm" svg:y1="3.54cm" svg:x2="11.11cm" svg:y2="4.175cm" draw:start-shape="id5" draw:start-glue-point="2" draw:end-shape="id2" draw:end-glue-point="4" svg:d="M11123 3540c0 477-13 160-13 635" svg:viewBox="0 0 14 636">
          <text:p/>
        </draw:connector>
        <draw:connector draw:style-name="gr9" draw:text-style-name="P3" xml:id="id9" draw:id="id9" draw:layer="layout" draw:type="curve" svg:x1="12.711cm" svg:y1="5.572cm" svg:x2="12.711cm" svg:y2="5.572cm" draw:start-shape="id2" draw:start-glue-point="7" draw:end-shape="id2" svg:d="M12711 5572z" svg:viewBox="0 0 1 1">
          <text:p/>
        </draw:connector>
        <draw:connector draw:style-name="gr9" draw:text-style-name="P3" draw:layer="layout" svg:x1="12.711cm" svg:y1="5.572cm" svg:x2="14cm" svg:y2="5.227cm" draw:start-shape="id9" draw:start-glue-point="0" draw:end-shape="id7" draw:end-glue-point="3" svg:d="M12711 5572h644v-345h645" svg:viewBox="0 0 1290 346">
          <text:p/>
        </draw:connector>
        <draw:connector draw:style-name="gr9" draw:text-style-name="P3" xml:id="id10" draw:id="id10" draw:layer="layout" svg:x1="15.46cm" svg:y1="5.545cm" svg:x2="15.46cm" svg:y2="6.81cm" draw:start-shape="id7" draw:start-glue-point="2" draw:end-shape="id8" draw:end-glue-point="0" svg:d="M15460 5545v1265" svg:viewBox="0 0 1 1266">
          <text:p/>
        </draw:connector>
        <draw:connector draw:style-name="gr9" draw:text-style-name="P3" draw:layer="layout" svg:x1="11.096cm" svg:y1="7.858cm" svg:x2="11.096cm" svg:y2="8.62cm" draw:start-shape="id4" draw:start-glue-point="2" draw:end-shape="id6" draw:end-glue-point="0" svg:d="M11096 7858v762" svg:viewBox="0 0 1 763">
          <text:p/>
        </draw:connector>
        <draw:frame draw:style-name="gr10" draw:text-style-name="P9" draw:layer="layout" svg:width="3.048cm" svg:height="0.569cm" svg:x="15.351cm" svg:y="9.255cm">
          <draw:text-box>
            <text:p text:style-name="P8"><text:span text:style-name="T1">If both are filled</text:span></text:p>
          </draw:text-box>
        </draw:frame>
        <draw:connector draw:style-name="gr8" draw:text-style-name="P1" draw:layer="layout" svg:x1="17.429cm" svg:y1="7.191cm" svg:x2="15.46cm" svg:y2="6.177cm" draw:start-shape="id8" draw:start-glue-point="1" draw:end-shape="id10" draw:end-glue-point="0" svg:d="M17429 7191h501v-1014h-2470" svg:viewBox="0 0 2471 1015">
          <text:p/>
        </draw:connector>
        <draw:frame draw:style-name="gr11" draw:text-style-name="P9" draw:layer="layout" svg:width="2.921cm" svg:height="0.635cm" svg:x="17.764cm" svg:y="6.334cm">
          <draw:text-box>
            <text:p text:style-name="P8"><text:span text:style-name="T1">Only one filled</text:span></text:p>
          </draw:text-box>
        </draw:frame>
        <draw:custom-shape draw:style-name="gr12" draw:text-style-name="P10" xml:id="id11" draw:id="id11" draw:layer="layout" svg:width="3.937cm" svg:height="0.762cm" svg:x="9.128cm" svg:y="10.398cm">
          <text:p text:style-name="P1"><text:span text:style-name="T2">PLAY G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11.096cm" svg:y1="9.382cm" svg:x2="11.096cm" svg:y2="10.398cm" draw:start-shape="id6" draw:start-glue-point="2" draw:end-shape="id11" draw:end-glue-point="0" svg:d="M11096 9382v1016" svg:viewBox="0 0 1 1017">
          <text:p/>
        </draw:connector>
        <draw:connector draw:style-name="gr8" draw:text-style-name="P1" draw:layer="layout" svg:x1="15.46cm" svg:y1="7.572cm" svg:x2="13.065cm" svg:y2="10.779cm" draw:start-shape="id8" draw:start-glue-point="2" draw:end-shape="id11" draw:end-glue-point="1" svg:d="M15460 7572v3207h-2395" svg:viewBox="0 0 2396 3208">
          <text:p/>
        </draw:connector>
        <draw:custom-shape draw:style-name="gr5" draw:text-style-name="P4" xml:id="id15" draw:id="id15" draw:layer="layout" svg:width="3.937cm" svg:height="0.762cm" svg:x="4.532cm" svg:y="10.912cm">
          <text:p text:style-name="P1"><text:span text:style-name="T2">Display score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2.921cm" svg:height="0.635cm" svg:x="9.636cm" svg:y="11.795cm">
          <text:p text:style-name="P1"><text:span text:style-name="T1">Close window/tab</text:span></text:p>
          <draw:enhanced-geometry svg:viewBox="0 0 21600 21600" draw:type="rectangle" draw:enhanced-path="M 0 0 L 21600 0 21600 21600 0 21600 0 0 Z N"/>
        </draw:custom-shape>
        <draw:circle draw:style-name="gr8" draw:text-style-name="P1" xml:id="id13" draw:id="id13" draw:layer="layout" svg:width="0.889cm" svg:height="0.889cm" draw:transform="rotate (-3.14159265358979) translate (11.541cm 14.716cm)" draw:kind="arc" draw:start-angle="271.86" draw:end-angle="271.68">
          <text:p/>
        </draw:circle>
        <draw:custom-shape draw:style-name="gr2" draw:text-style-name="P1" draw:layer="layout" svg:width="0.635cm" svg:height="0.635cm" svg:x="10.779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1.096cm" svg:y1="11.16cm" svg:x2="11.096cm" svg:y2="11.795cm" draw:start-shape="id11" draw:start-glue-point="2" draw:end-shape="id12" draw:end-glue-point="0" svg:d="M11096 11160v635" svg:viewBox="0 0 1 636">
          <text:p/>
        </draw:connector>
        <draw:connector draw:style-name="gr9" draw:text-style-name="P3" draw:layer="layout" draw:type="curve" svg:x1="11.096cm" svg:y1="12.43cm" svg:x2="11.097cm" svg:y2="13.827cm" draw:start-shape="id12" draw:start-glue-point="2" draw:end-shape="id13" draw:end-glue-point="2" svg:d="M11096 12430c0 1047 1 349 1 1397" svg:viewBox="0 0 2 1398">
          <text:p/>
        </draw:connector>
        <draw:frame draw:style-name="gr13" draw:text-style-name="P9" draw:layer="layout" svg:width="3.429cm" svg:height="1.016cm" svg:x="10.906cm" svg:y="12.811cm">
          <draw:text-box>
            <text:p text:style-name="P8"><text:span text:style-name="T1">Exit</text:span></text:p>
          </draw:text-box>
        </draw:frame>
        <draw:connector draw:style-name="gr9" draw:text-style-name="P3" draw:layer="layout" draw:line-skew="-5.214cm" svg:x1="9.509cm" svg:y1="5.572cm" svg:x2="9.636cm" svg:y2="12.112cm" draw:start-shape="id2" draw:start-glue-point="5" draw:end-shape="id12" draw:end-glue-point="3" svg:d="M9509 5572h-5715v6540h5842" svg:viewBox="0 0 5843 6541">
          <text:p/>
        </draw:connector>
        <draw:connector draw:style-name="gr9" draw:text-style-name="P3" draw:layer="layout" svg:x1="15.46cm" svg:y1="7.572cm" svg:x2="13.065cm" svg:y2="10.779cm" draw:start-shape="id8" draw:start-glue-point="2" draw:end-shape="id11" draw:end-glue-point="1" svg:d="M15460 7572v3207h-2395" svg:viewBox="0 0 2396 3208">
          <text:p/>
        </draw:connector>
        <draw:custom-shape draw:style-name="gr5" draw:text-style-name="P4" xml:id="id14" draw:id="id14" draw:layer="layout" svg:width="3.937cm" svg:height="0.762cm" svg:x="4.556cm" svg:y="9.763cm">
          <text:p text:style-name="P1"><text:span text:style-name="T2">Display game 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9.128cm" svg:y1="10.779cm" svg:x2="8.493cm" svg:y2="10.144cm" draw:start-shape="id11" draw:start-glue-point="3" draw:end-shape="id14" draw:end-glue-point="1" svg:d="M9128 10779l-635-635" svg:viewBox="0 0 636 636">
          <text:p/>
        </draw:connector>
        <draw:connector draw:style-name="gr3" draw:text-style-name="P3" draw:layer="layout" draw:type="line" svg:x1="9.128cm" svg:y1="10.779cm" svg:x2="8.469cm" svg:y2="11.293cm" draw:start-shape="id11" draw:start-glue-point="3" draw:end-shape="id15" draw:end-glue-point="1" svg:d="M9128 10779l-659 514" svg:viewBox="0 0 660 5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1T23:20:10.927606607</meta:creation-date>
    <dc:date>2019-01-02T19:03:47.357771589</dc:date>
    <meta:editing-duration>PT13M11S</meta:editing-duration>
    <meta:editing-cycles>2</meta:editing-cycles>
    <meta:generator>LibreOffice/6.0.7.3$Linux_X86_64 LibreOffice_project/00m0$Build-3</meta:generator>
    <meta:document-statistic meta:object-count="36"/>
  </office:meta>
</office:document-meta>
</file>